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3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n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.995" calcext:value-type="float">
            <text:p>192.995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74.5" calcext:value-type="float">
            <text:p>274.5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s://farm2.staticflickr.com/1102/5117093816_a9c4c383c9.jp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.307" calcext:value-type="float">
            <text:p>210.307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ttps://farm4.staticflickr.com/3521/3753864330_fc3d36755a.jpg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.232" calcext:value-type="float">
            <text:p>209.232</text:p>
          </table:table-cell>
          <table:table-cell office:value-type="float" office:value="254" calcext:value-type="float">
            <text:p>254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103.5" calcext:value-type="float">
            <text:p>103.5</text:p>
          </table:table-cell>
          <table:table-cell office:value-type="float" office:value="258" calcext:value-type="float">
            <text:p>258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farm3.staticflickr.com/2643/3753861818_662a81c0c6.jp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5.828" calcext:value-type="float">
            <text:p>215.828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office:value-type="float" office:value="244.5" calcext:value-type="float">
            <text:p>244.5</text:p>
          </table:table-cell>
          <table:table-cell office:value-type="float" office:value="263" calcext:value-type="float">
            <text:p>263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ttps://farm4.staticflickr.com/3489/3753869790_4956e5478c.jp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.59" calcext:value-type="float">
            <text:p>234.59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354.5" calcext:value-type="float">
            <text:p>354.5</text:p>
          </table:table-cell>
          <table:table-cell office:value-type="float" office:value="66" calcext:value-type="float">
            <text:p>66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ttps://farm4.staticflickr.com/3429/3753074355_dea84d53b2.jp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.249" calcext:value-type="float">
            <text:p>162.24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60.5" calcext:value-type="float">
            <text:p>360.5</text:p>
          </table:table-cell>
          <table:table-cell office:value-type="float" office:value="117" calcext:value-type="float">
            <text:p>117</text:p>
          </table:table-cell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ttps://farm4.staticflickr.com/3001/2519474886_4c4dd87d5f.jp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379" calcext:value-type="float">
            <text:p>152.37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5.5" calcext:value-type="float">
            <text:p>105.5</text:p>
          </table:table-cell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s://farm3.staticflickr.com/2489/3753094819_3b182acf02.jp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.701" calcext:value-type="float">
            <text:p>156.701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  <table:table-cell office:value-type="float" office:value="323" calcext:value-type="float">
            <text:p>323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farm3.staticflickr.com/2636/3753886656_7697149ebe.jpg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.075" calcext:value-type="float">
            <text:p>167.075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31.5" calcext:value-type="float">
            <text:p>131.5</text:p>
          </table:table-cell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  <table:table-cell office:value-type="float" office:value="313" calcext:value-type="float">
            <text:p>313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farm4.staticflickr.com/3499/3753884788_b7ec790071.jp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.093" calcext:value-type="float">
            <text:p>166.09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73.5" calcext:value-type="float">
            <text:p>73.5</text:p>
          </table:table-cell>
          <table:table-cell office:value-type="float" office:value="389.5" calcext:value-type="float">
            <text:p>389.5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ttps://farm3.staticflickr.com/2506/3753877062_f07660f945.jp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.295" calcext:value-type="float">
            <text:p>221.295</text:p>
          </table:table-cell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416" calcext:value-type="float">
            <text:p>416</text:p>
          </table:table-cell>
          <table:table-cell office:value-type="float" office:value="63" calcext:value-type="float">
            <text:p>63</text:p>
          </table:table-cell>
          <table:table-cell office:value-type="float" office:value="389" calcext:value-type="float">
            <text:p>38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ttps://farm3.staticflickr.com/2427/3753880016_e731144ebd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.529" calcext:value-type="float">
            <text:p>178.52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ttps://farm3.staticflickr.com/2294/1975875218_0610e6e722.jp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.522" calcext:value-type="float">
            <text:p>220.522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96.5" calcext:value-type="float">
            <text:p>96.5</text:p>
          </table:table-cell>
          <table:table-cell office:value-type="float" office:value="373" calcext:value-type="float">
            <text:p>373</text:p>
          </table:table-cell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s://farm3.staticflickr.com/2598/3753084645_9136798d32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.123" calcext:value-type="float">
            <text:p>149.12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48.5" calcext:value-type="float">
            <text:p>348.5</text:p>
          </table:table-cell>
          <table:table-cell office:value-type="float" office:value="182.5" calcext:value-type="float">
            <text:p>182.5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ttps://farm6.staticflickr.com/5028/5690773693_bbd9520e4f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625" calcext:value-type="float">
            <text:p>133.62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54.5" calcext:value-type="float">
            <text:p>354.5</text:p>
          </table:table-cell>
          <table:table-cell office:value-type="float" office:value="391.5" calcext:value-type="float">
            <text:p>391.5</text:p>
          </table:table-cell>
          <table:table-cell office:value-type="float" office:value="285" calcext:value-type="float">
            <text:p>285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farm6.staticflickr.com/5540/9656873877_c8a4b9849f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.219" calcext:value-type="float">
            <text:p>158.21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27.5" calcext:value-type="float">
            <text:p>227.5</text:p>
          </table:table-cell>
          <table:table-cell office:value-type="float" office:value="204.5" calcext:value-type="float">
            <text:p>204.5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ttps://farm9.staticflickr.com/8432/7811952096_4178084a54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738/16580900700_37478070f3.jp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19" calcext:value-type="float">
            <text:p>91.1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28" calcext:value-type="float">
            <text:p>328</text:p>
          </table:table-cell>
          <table:table-cell office:value-type="float" office:value="333.5" calcext:value-type="float">
            <text:p>333.5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s://farm5.staticflickr.com/4152/5013096054_8f233bfee3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.524" calcext:value-type="float">
            <text:p>162.524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242" calcext:value-type="float">
            <text:p>242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ttps://farm3.staticflickr.com/2601/3753093167_d9f9a8fa55.jp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.448" calcext:value-type="float">
            <text:p>218.44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ttps://farm3.staticflickr.com/2659/3753867028_73931a286d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.428" calcext:value-type="float">
            <text:p>154.428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254" calcext:value-type="float">
            <text:p>254</text:p>
          </table:table-cell>
          <table:table-cell office:value-type="float" office:value="312.5" calcext:value-type="float">
            <text:p>312.5</text:p>
          </table:table-cell>
          <table:table-cell office:value-type="float" office:value="226.5" calcext:value-type="float">
            <text:p>226.5</text:p>
          </table:table-cell>
          <table:table-cell office:value-type="float" office:value="272" calcext:value-type="float">
            <text:p>272</text:p>
          </table:table-cell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ttps://farm3.staticflickr.com/2032/3527881656_f0be589676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.198" calcext:value-type="float">
            <text:p>248.198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142.5" calcext:value-type="float">
            <text:p>142.5</text:p>
          </table:table-cell>
          <table:table-cell office:value-type="float" office:value="301" calcext:value-type="float">
            <text:p>301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ttps://farm3.staticflickr.com/2452/3753076605_65a1fb419d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6.staticflickr.com/5213/5499702132_af85b3c4f6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798" calcext:value-type="float">
            <text:p>96.79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71.5" calcext:value-type="float">
            <text:p>371.5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office:value-type="float" office:value="285" calcext:value-type="float">
            <text:p>28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ttps://farm7.staticflickr.com/6238/6269694594_1ffdb581f3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.221" calcext:value-type="float">
            <text:p>143.22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7.5" calcext:value-type="float">
            <text:p>247.5</text:p>
          </table:table-cell>
          <table:table-cell office:value-type="float" office:value="305.5" calcext:value-type="float">
            <text:p>305.5</text:p>
          </table:table-cell>
          <table:table-cell office:value-type="float" office:value="181" calcext:value-type="float">
            <text:p>181</text:p>
          </table:table-cell>
          <table:table-cell office:value-type="float" office:value="244" calcext:value-type="float">
            <text:p>244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ttps://farm6.staticflickr.com/5490/9279832145_ab3387f586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.837" calcext:value-type="float">
            <text:p>194.83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74.5" calcext:value-type="float">
            <text:p>174.5</text:p>
          </table:table-cell>
          <table:table-cell office:value-type="float" office:value="322.5" calcext:value-type="float">
            <text:p>322.5</text:p>
          </table:table-cell>
          <table:table-cell office:value-type="float" office:value="103" calcext:value-type="float">
            <text:p>103</text:p>
          </table:table-cell>
          <table:table-cell office:value-type="float" office:value="257" calcext:value-type="float">
            <text:p>257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s://farm4.staticflickr.com/3131/2618131351_3829c92635.jp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374" calcext:value-type="float">
            <text:p>91.37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69.5" calcext:value-type="float">
            <text:p>369.5</text:p>
          </table:table-cell>
          <table:table-cell office:value-type="float" office:value="352.5" calcext:value-type="float">
            <text:p>352.5</text:p>
          </table:table-cell>
          <table:table-cell office:value-type="float" office:value="330" calcext:value-type="float">
            <text:p>330</text:p>
          </table:table-cell>
          <table:table-cell office:value-type="float" office:value="316" calcext:value-type="float">
            <text:p>31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ttps://farm7.staticflickr.com/6178/6269618452_e4a3411dc7.jp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205/6850895027_2403bc699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.333" calcext:value-type="float">
            <text:p>206.333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419.5" calcext:value-type="float">
            <text:p>419.5</text:p>
          </table:table-cell>
          <table:table-cell office:value-type="float" office:value="126" calcext:value-type="float">
            <text:p>126</text:p>
          </table:table-cell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ttps://farm2.staticflickr.com/1292/1391640704_23c231f31b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.099" calcext:value-type="float">
            <text:p>75.09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286" calcext:value-type="float">
            <text:p>286</text:p>
          </table:table-cell>
          <table:table-cell office:value-type="float" office:value="132" calcext:value-type="float">
            <text:p>132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tps://farm2.staticflickr.com/1051/5140569497_63602dc0a0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.773" calcext:value-type="float">
            <text:p>209.773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83.5" calcext:value-type="float">
            <text:p>83.5</text:p>
          </table:table-cell>
          <table:table-cell office:value-type="float" office:value="416.5" calcext:value-type="float">
            <text:p>416.5</text:p>
          </table:table-cell>
          <table:table-cell office:value-type="float" office:value="59" calcext:value-type="float">
            <text:p>59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https://farm3.staticflickr.com/2551/3753091335_e5cb47c11f.jp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.704" calcext:value-type="float">
            <text:p>181.70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29.5" calcext:value-type="float">
            <text:p>429.5</text:p>
          </table:table-cell>
          <table:table-cell office:value-type="float" office:value="180" calcext:value-type="float">
            <text:p>180</text:p>
          </table:table-cell>
          <table:table-cell office:value-type="float" office:value="362" calcext:value-type="float">
            <text:p>362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ttps://farm4.staticflickr.com/3206/3001332120_ed81b77c94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895" calcext:value-type="float">
            <text:p>133.89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73" calcext:value-type="float">
            <text:p>373</text:p>
          </table:table-cell>
          <table:table-cell office:value-type="float" office:value="218" calcext:value-type="float">
            <text:p>218</text:p>
          </table:table-cell>
          <table:table-cell office:value-type="float" office:value="327" calcext:value-type="float">
            <text:p>327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ttps://farm5.staticflickr.com/4058/4692491212_87d9cdc99c.jp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.823" calcext:value-type="float">
            <text:p>183.82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24" calcext:value-type="float">
            <text:p>424</text:p>
          </table:table-cell>
          <table:table-cell office:value-type="float" office:value="179" calcext:value-type="float">
            <text:p>179</text:p>
          </table:table-cell>
          <table:table-cell office:value-type="float" office:value="356" calcext:value-type="float">
            <text:p>356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ttps://farm4.staticflickr.com/3206/3001332120_ed81b77c94.jp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43/6861487717_a51f8705c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243/8654383681_da0bbc2b0f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.045" calcext:value-type="float">
            <text:p>45.0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office:value-type="float" office:value="289" calcext:value-type="float">
            <text:p>289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ttps://farm7.staticflickr.com/6129/6000443501_631dd97fa5.jp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71/6084527296_75c2c8301c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.318" calcext:value-type="float">
            <text:p>69.3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188" calcext:value-type="float">
            <text:p>188</text:p>
          </table:table-cell>
          <table:table-cell office:value-type="float" office:value="290.791" calcext:value-type="float">
            <text:p>290.791</text:p>
          </table:table-cell>
          <table:table-cell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same as 1 in this set; might prove mode is unreliabl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.308" calcext:value-type="float">
            <text:p>95.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33" calcext:value-type="float">
            <text:p>333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farm7.staticflickr.com/6060/5911123057_037043d895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23/6845379305_bf03af9f3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078" calcext:value-type="float">
            <text:p>182.078</text:p>
          </table:table-cell>
          <table:table-cell office:value-type="float" office:value="253" calcext:value-type="float">
            <text:p>253</text:p>
          </table:table-cell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301" calcext:value-type="float">
            <text:p>301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ttps://farm4.staticflickr.com/3106/2459586784_843dc652df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498" calcext:value-type="float">
            <text:p>109.49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48.5" calcext:value-type="float">
            <text:p>248.5</text:p>
          </table:table-cell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ttps://farm3.staticflickr.com/2257/2469289672_25e70ae282.jpg</text:p>
          </table:table-cell>
          <table:table-cell office:value-type="string" calcext:value-type="string">
            <text:p>yellow ba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023/6845379305_bf03af9f3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287/7736076572_cc8b28969b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174/6845379565_bb828dc7f1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1.staticflickr.com/323/18790636003_6828318059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.488" calcext:value-type="float">
            <text:p>188.488</text:p>
          </table:table-cell>
          <table:table-cell office:value-type="float" office:value="253" calcext:value-type="float">
            <text:p>253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305" calcext:value-type="float">
            <text:p>305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ttps://farm4.staticflickr.com/3106/2459586784_843dc652df.jpg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20/5952464709_197365a797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2.staticflickr.com/1321/602728336_1698ba605d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.344" calcext:value-type="float">
            <text:p>141.34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ttps://farm5.staticflickr.com/4048/4236808552_da55477e04.jp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8.staticflickr.com/7333/10467602134_90cfcb304e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4.staticflickr.com/3477/3747546776_7ca1cedf14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123/5952461529_f838a76e1d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20/5952464709_197365a797.jpg</text:p>
          </table:table-cell>
          <table:table-cell office:value-type="string" calcext:value-type="string">
            <text:p>neg/b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4.staticflickr.com/3165/2983731035_23cf655a26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1.staticflickr.com/669/22976842711_26cae62ca0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.19" calcext:value-type="float">
            <text:p>180.19</text:p>
          </table:table-cell>
          <table:table-cell office:value-type="float" office:value="253" calcext:value-type="float">
            <text:p>253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346" calcext:value-type="float">
            <text:p>346</text:p>
          </table:table-cell>
          <table:table-cell office:value-type="float" office:value="305.5" calcext:value-type="float">
            <text:p>305.5</text:p>
          </table:table-cell>
          <table:table-cell office:value-type="float" office:value="334" calcext:value-type="float">
            <text:p>334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s://farm3.staticflickr.com/2899/14287401717_88f03f20e9.jp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.167" calcext:value-type="float">
            <text:p>163.1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253" calcext:value-type="float">
            <text:p>253</text:p>
          </table:table-cell>
          <table:table-cell office:value-type="float" office:value="165.5" calcext:value-type="float">
            <text:p>165.5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arm3.staticflickr.com/2324/2471736899_e627634f21.jpg</text:p>
          </table:table-cell>
          <table:table-cell office:value-type="string" calcext:value-type="string">
            <text:p>small b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3.staticflickr.com/2245/2099351112_4c62f27d6c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2.staticflickr.com/1411/602790510_d5af543dce.jpg</text:p>
          </table:table-cell>
          <table:table-cell office:value-type="string" calcext:value-type="string">
            <text:p>neg/b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02/5953005212_79e5df582a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027/5952468069_58d4f427eb.jp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6.staticflickr.com/5226/5851698262_73bfeffdb7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3.staticflickr.com/2598/5851129275_b85a1a6bbe.jpg</text:p>
          </table:table-cell>
          <table:table-cell office:value-type="string" calcext:value-type="string">
            <text:p>bad im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7.staticflickr.com/6132/5953007594_4fa6693585.jpg</text:p>
          </table:table-cell>
          <table:table-cell office:value-type="string" calcext:value-type="string">
            <text:p>neg/ba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2.staticflickr.com/1102/5117093816_a9c4c383c9.jpg</text:p>
          </table:table-cell>
          <table:table-cell office:value-type="float" office:value="274.5" calcext:value-type="float">
            <text:p>274.5</text:p>
          </table:table-cell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521/3753864330_fc3d36755a.jpg</text:p>
          </table:table-cell>
          <table:table-cell office:value-type="float" office:value="252" calcext:value-type="float">
            <text:p>252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643/3753861818_662a81c0c6.jpg</text:p>
          </table:table-cell>
          <table:table-cell office:value-type="float" office:value="258" calcext:value-type="float">
            <text:p>258</text:p>
          </table:table-cell>
          <table:table-cell office:value-type="float" office:value="103.5" calcext:value-type="float">
            <text:p>103.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489/3753869790_4956e5478c.jpg</text:p>
          </table:table-cell>
          <table:table-cell office:value-type="float" office:value="244.5" calcext:value-type="float">
            <text:p>244.5</text:p>
          </table:table-cell>
          <table:table-cell office:value-type="float" office:value="306" calcext:value-type="float">
            <text:p>30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429/3753074355_dea84d53b2.jpg</text:p>
          </table:table-cell>
          <table:table-cell office:value-type="float" office:value="354.5" calcext:value-type="float">
            <text:p>354.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001/2519474886_4c4dd87d5f.jpg</text:p>
          </table:table-cell>
          <table:table-cell office:value-type="float" office:value="117" calcext:value-type="float">
            <text:p>117</text:p>
          </table:table-cell>
          <table:table-cell office:value-type="float" office:value="360.5" calcext:value-type="float">
            <text:p>360.5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489/3753094819_3b182acf02.jpg</text:p>
          </table:table-cell>
          <table:table-cell office:value-type="float" office:value="390" calcext:value-type="float">
            <text:p>390</text:p>
          </table:table-cell>
          <table:table-cell office:value-type="float" office:value="105.5" calcext:value-type="float">
            <text:p>105.5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636/3753886656_7697149ebe.jpg</text:p>
          </table:table-cell>
          <table:table-cell office:value-type="float" office:value="398" calcext:value-type="float">
            <text:p>398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499/3753884788_b7ec790071.jpg</text:p>
          </table:table-cell>
          <table:table-cell office:value-type="float" office:value="385" calcext:value-type="float">
            <text:p>385</text:p>
          </table:table-cell>
          <table:table-cell office:value-type="float" office:value="131.5" calcext:value-type="float">
            <text:p>131.5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506/3753877062_f07660f945.jpg</text:p>
          </table:table-cell>
          <table:table-cell office:value-type="float" office:value="389.5" calcext:value-type="float">
            <text:p>389.5</text:p>
          </table:table-cell>
          <table:table-cell office:value-type="float" office:value="73.5" calcext:value-type="float">
            <text:p>73.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427/3753880016_e731144ebd.jpg</text:p>
          </table:table-cell>
          <table:table-cell office:value-type="float" office:value="416" calcext:value-type="float">
            <text:p>416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294/1975875218_0610e6e722.jpg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598/3753084645_9136798d32.jpg</text:p>
          </table:table-cell>
          <table:table-cell office:value-type="float" office:value="373" calcext:value-type="float">
            <text:p>373</text:p>
          </table:table-cell>
          <table:table-cell office:value-type="float" office:value="96.5" calcext:value-type="float">
            <text:p>96.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6.staticflickr.com/5028/5690773693_bbd9520e4f.jpg</text:p>
          </table:table-cell>
          <table:table-cell office:value-type="float" office:value="182.5" calcext:value-type="float">
            <text:p>182.5</text:p>
          </table:table-cell>
          <table:table-cell office:value-type="float" office:value="348.5" calcext:value-type="float">
            <text:p>348.5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6.staticflickr.com/5540/9656873877_c8a4b9849f.jpg</text:p>
          </table:table-cell>
          <table:table-cell office:value-type="float" office:value="391.5" calcext:value-type="float">
            <text:p>391.5</text:p>
          </table:table-cell>
          <table:table-cell office:value-type="float" office:value="354.5" calcext:value-type="float">
            <text:p>354.5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9.staticflickr.com/8432/7811952096_4178084a54.jpg</text:p>
          </table:table-cell>
          <table:table-cell office:value-type="float" office:value="204.5" calcext:value-type="float">
            <text:p>204.5</text:p>
          </table:table-cell>
          <table:table-cell office:value-type="float" office:value="227.5" calcext:value-type="float">
            <text:p>227.5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9.staticflickr.com/8738/16580900700_37478070f3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5.staticflickr.com/4152/5013096054_8f233bfee3.jpg</text:p>
          </table:table-cell>
          <table:table-cell office:value-type="float" office:value="333.5" calcext:value-type="float">
            <text:p>333.5</text:p>
          </table:table-cell>
          <table:table-cell office:value-type="float" office:value="328" calcext:value-type="float">
            <text:p>328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601/3753093167_d9f9a8fa55.jpg</text:p>
          </table:table-cell>
          <table:table-cell office:value-type="float" office:value="242" calcext:value-type="float">
            <text:p>242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659/3753867028_73931a286d.jpg</text:p>
          </table:table-cell>
          <table:table-cell office:value-type="float" office:value="256" calcext:value-type="float">
            <text:p>256</text:p>
          </table:table-cell>
          <table:table-cell office:value-type="float" office:value="312" calcext:value-type="float">
            <text:p>31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032/3527881656_f0be589676.jpg</text:p>
          </table:table-cell>
          <table:table-cell office:value-type="float" office:value="226.5" calcext:value-type="float">
            <text:p>226.5</text:p>
          </table:table-cell>
          <table:table-cell office:value-type="float" office:value="312.5" calcext:value-type="float">
            <text:p>312.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452/3753076605_65a1fb419d.jpg</text:p>
          </table:table-cell>
          <table:table-cell office:value-type="float" office:value="301" calcext:value-type="float">
            <text:p>301</text:p>
          </table:table-cell>
          <table:table-cell office:value-type="float" office:value="142.5" calcext:value-type="float">
            <text:p>142.5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6.staticflickr.com/5213/5499702132_af85b3c4f6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238/6269694594_1ffdb581f3.jpg</text:p>
          </table:table-cell>
          <table:table-cell office:value-type="float" office:value="317" calcext:value-type="float">
            <text:p>317</text:p>
          </table:table-cell>
          <table:table-cell office:value-type="float" office:value="371.5" calcext:value-type="float">
            <text:p>371.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6.staticflickr.com/5490/9279832145_ab3387f586.jpg</text:p>
          </table:table-cell>
          <table:table-cell office:value-type="float" office:value="305.5" calcext:value-type="float">
            <text:p>305.5</text:p>
          </table:table-cell>
          <table:table-cell office:value-type="float" office:value="247.5" calcext:value-type="float">
            <text:p>247.5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131/2618131351_3829c92635.jpg</text:p>
          </table:table-cell>
          <table:table-cell office:value-type="float" office:value="322.5" calcext:value-type="float">
            <text:p>322.5</text:p>
          </table:table-cell>
          <table:table-cell office:value-type="float" office:value="174.5" calcext:value-type="float">
            <text:p>174.5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178/6269618452_e4a3411dc7.jpg</text:p>
          </table:table-cell>
          <table:table-cell office:value-type="float" office:value="352.5" calcext:value-type="float">
            <text:p>352.5</text:p>
          </table:table-cell>
          <table:table-cell office:value-type="float" office:value="369.5" calcext:value-type="float">
            <text:p>369.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8.staticflickr.com/7205/6850895027_2403bc6999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2.staticflickr.com/1292/1391640704_23c231f31b.jpg</text:p>
          </table:table-cell>
          <table:table-cell office:value-type="float" office:value="419.5" calcext:value-type="float">
            <text:p>419.5</text:p>
          </table:table-cell>
          <table:table-cell office:value-type="float" office:value="169" calcext:value-type="float">
            <text:p>169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2.staticflickr.com/1051/5140569497_63602dc0a0.jpg</text:p>
          </table:table-cell>
          <table:table-cell office:value-type="float" office:value="286" calcext:value-type="float">
            <text:p>286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551/3753091335_e5cb47c11f.jpg</text:p>
          </table:table-cell>
          <table:table-cell office:value-type="float" office:value="416.5" calcext:value-type="float">
            <text:p>416.5</text:p>
          </table:table-cell>
          <table:table-cell office:value-type="float" office:value="83.5" calcext:value-type="float">
            <text:p>83.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206/3001332120_ed81b77c94.jpg</text:p>
          </table:table-cell>
          <table:table-cell office:value-type="float" office:value="180" calcext:value-type="float">
            <text:p>180</text:p>
          </table:table-cell>
          <table:table-cell office:value-type="float" office:value="429.5" calcext:value-type="float">
            <text:p>429.5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5.staticflickr.com/4058/4692491212_87d9cdc99c.jpg</text:p>
          </table:table-cell>
          <table:table-cell office:value-type="float" office:value="218" calcext:value-type="float">
            <text:p>218</text:p>
          </table:table-cell>
          <table:table-cell office:value-type="float" office:value="373" calcext:value-type="float">
            <text:p>373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206/3001332120_ed81b77c94.jpg</text:p>
          </table:table-cell>
          <table:table-cell office:value-type="float" office:value="179" calcext:value-type="float">
            <text:p>179</text:p>
          </table:table-cell>
          <table:table-cell office:value-type="float" office:value="424" calcext:value-type="float">
            <text:p>424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8.staticflickr.com/7043/6861487717_a51f8705c9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9.staticflickr.com/8243/8654383681_da0bbc2b0f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129/6000443501_631dd97fa5.jpg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071/6084527296_75c2c8301c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060/5911123057_037043d895.jpg</text:p>
          </table:table-cell>
          <table:table-cell office:value-type="float" office:value="294" calcext:value-type="float">
            <text:p>294</text:p>
          </table:table-cell>
          <table:table-cell office:value-type="float" office:value="333" calcext:value-type="float">
            <text:p>333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8.staticflickr.com/7023/6845379305_bf03af9f36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106/2459586784_843dc652df.jpg</text:p>
          </table:table-cell>
          <table:table-cell office:value-type="float" office:value="207" calcext:value-type="float">
            <text:p>207</text:p>
          </table:table-cell>
          <table:table-cell office:value-type="float" office:value="301" calcext:value-type="float">
            <text:p>30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257/2469289672_25e70ae282.jpg</text:p>
          </table:table-cell>
          <table:table-cell office:value-type="float" office:value="188" calcext:value-type="float">
            <text:p>188</text:p>
          </table:table-cell>
          <table:table-cell office:value-type="float" office:value="248.5" calcext:value-type="float">
            <text:p>248.5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8.staticflickr.com/7023/6845379305_bf03af9f36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9.staticflickr.com/8287/7736076572_cc8b28969b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8.staticflickr.com/7174/6845379565_bb828dc7f1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1.staticflickr.com/323/18790636003_6828318059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106/2459586784_843dc652df.jpg</text:p>
          </table:table-cell>
          <table:table-cell office:value-type="float" office:value="205" calcext:value-type="float">
            <text:p>205</text:p>
          </table:table-cell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020/5952464709_197365a797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2.staticflickr.com/1321/602728336_1698ba605d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5.staticflickr.com/4048/4236808552_da55477e04.jpg</text:p>
          </table:table-cell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8.staticflickr.com/7333/10467602134_90cfcb304e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477/3747546776_7ca1cedf14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123/5952461529_f838a76e1d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020/5952464709_197365a797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4.staticflickr.com/3165/2983731035_23cf655a26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1.staticflickr.com/669/22976842711_26cae62ca0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899/14287401717_88f03f20e9.jpg</text:p>
          </table:table-cell>
          <table:table-cell office:value-type="float" office:value="305.5" calcext:value-type="float">
            <text:p>305.5</text:p>
          </table:table-cell>
          <table:table-cell office:value-type="float" office:value="346" calcext:value-type="float">
            <text:p>34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324/2471736899_e627634f21.jpg</text:p>
          </table:table-cell>
          <table:table-cell office:value-type="float" office:value="173" calcext:value-type="float">
            <text:p>173</text:p>
          </table:table-cell>
          <table:table-cell office:value-type="float" office:value="165.5" calcext:value-type="float">
            <text:p>165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245/2099351112_4c62f27d6c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2.staticflickr.com/1411/602790510_d5af543dce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002/5953005212_79e5df582a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027/5952468069_58d4f427eb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6.staticflickr.com/5226/5851698262_73bfeffdb7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3.staticflickr.com/2598/5851129275_b85a1a6bbe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farm7.staticflickr.com/6132/5953007594_4fa6693585.jp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20:45:44.854971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0:55:05.457068322</meta:creation-date>
    <dc:date>2016-02-23T21:05:40.197099670</dc:date>
    <meta:editing-duration>PT3H6M45S</meta:editing-duration>
    <meta:editing-cycles>113</meta:editing-cycles>
    <meta:generator>LibreOffice/5.0.5.2$Linux_X86_64 LibreOffice_project/00m0$Build-2</meta:generator>
    <meta:document-statistic meta:table-count="1" meta:cell-count="1163" meta:object-count="0"/>
  </office:meta>
</office:document-meta>
</file>